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from an OpenDocument Tex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initial-creator>Mirko Nasato</meta:initial-creator>
    <meta:creation-date>2005-05-03T14:23:39</meta:creation-date>
    <dc:creator>Mirko Nasato</dc:creator>
    <dc:date>2005-05-03T15:38:04</dc:date>
    <dc:language>en-US</dc:language>
    <meta:editing-cycles>3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32"/>
  </office:meta>
</office:document-meta>
</file>